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4.9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5" table:number-rows-repeated="1048564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55:11.079484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09:49:16.326181147</dc:date>
    <dc:creator>Brian </dc:creator>
    <meta:editing-duration>P21DT8H29M10S</meta:editing-duration>
    <meta:editing-cycles>25</meta:editing-cycles>
    <meta:generator>LibreOffice/5.1.4.2$Linux_X86_64 LibreOffice_project/10m0$Build-2</meta:generator>
    <meta:document-statistic meta:table-count="1" meta:cell-count="74" meta:object-count="0"/>
  </office:meta>
</office:document-meta>
</file>